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Lohit Bengali" svg:font-family="'Lohit Bengali'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6.9271in" fo:margin-left="0in" fo:margin-right="-0.0021in" table:align="margins"/>
    </style:style>
    <style:style style:name="Table1.A" style:family="table-column">
      <style:table-column-properties style:column-width="1.2396in" style:rel-column-width="1785*"/>
    </style:style>
    <style:style style:name="Table1.B" style:family="table-column">
      <style:table-column-properties style:column-width="5.6875in" style:rel-column-width="8190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B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text-properties style:font-name="FreeSans" fo:font-size="10pt" style:font-size-asian="10pt" style:font-size-complex="10pt"/>
    </style:style>
    <style:style style:name="P2" style:family="paragraph" style:parent-style-name="Standard">
      <style:paragraph-properties fo:text-align="center" style:justify-single-word="false"/>
      <style:text-properties style:font-name="FreeSans" fo:font-size="10pt" style:font-size-asian="10pt" style:font-size-complex="10pt"/>
    </style:style>
    <style:style style:name="P3" style:family="paragraph" style:parent-style-name="Standard" style:list-style-name="L1">
      <style:text-properties style:font-name="FreeSans" fo:font-size="10pt" style:font-size-asian="10pt" style:font-size-complex="10pt"/>
    </style:style>
    <style:style style:name="P4" style:family="paragraph" style:parent-style-name="Standard" style:list-style-name="L2">
      <style:text-properties style:font-name="FreeSans" fo:font-size="10pt" style:font-size-asian="10pt" style:font-size-complex="10pt"/>
    </style:style>
    <style:style style:name="P5" style:family="paragraph" style:parent-style-name="Standard">
      <style:text-properties style:font-name="FreeSans" fo:font-size="10pt" fo:font-weight="bold" style:font-size-asian="10pt" style:font-weight-asian="bold" style:font-size-complex="10pt" style:font-weight-complex="bold"/>
    </style:style>
    <style:style style:name="P6" style:family="paragraph" style:parent-style-name="Standard">
      <style:text-properties style:font-name="FreeSans" fo:font-size="10pt" fo:font-weight="normal" style:font-size-asian="10pt" style:font-weight-asian="normal" style:font-size-complex="10pt" style:font-weight-complex="normal"/>
    </style:style>
    <style:style style:name="P7" style:family="paragraph" style:parent-style-name="Standard">
      <style:text-properties style:font-name="FreeSans" fo:font-size="8pt" style:font-size-asian="8pt" style:font-size-complex="8pt"/>
    </style:style>
    <style:style style:name="P8" style:family="paragraph" style:parent-style-name="Standard">
      <style:text-properties fo:color="#008000" style:font-name="FreeSans" fo:font-size="10pt" fo:font-weight="bold" style:font-size-asian="10pt" style:font-weight-asian="bold" style:font-size-complex="10pt" style:font-weight-complex="bold"/>
    </style:style>
    <style:style style:name="P9" style:family="paragraph" style:parent-style-name="Table_20_Contents">
      <style:text-properties style:font-name="FreeSans" fo:font-size="10pt" style:font-size-asian="10pt" style:font-size-complex="10pt"/>
    </style:style>
    <style:style style:name="T1" style:family="text">
      <style:text-properties fo:font-size="24pt" fo:language="en" fo:country="GB"/>
    </style:style>
    <style:style style:name="T2" style:family="text">
      <style:text-properties fo:language="en" fo:country="GB"/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онтология сообщений pacahon.</text:p>
      <text:p text:style-name="P1"/>
      <text:p text:style-name="P1">N3 - http://www.w3.org/TeamSubmission/turtle/</text:p>
      <text:p text:style-name="P1"/>
      <text:p text:style-name="P1">1. Программные агенты взаимодействуют друг с сдругом посредством сообщений</text:p>
      <text:p text:style-name="P1">2. Сообщение представляет собой строку содержащую данные в формате N3.</text:p>
      <text:p text:style-name="P1">Данные в сообщении можно разделить на две группы. Первая группа, это данные используемые транспортным уровнем и верификацией. Вторая группа это непосредственно данные агента.</text:p>
      <text:p text:style-name="P1"/>
      <text:p text:style-name="P1">? как данные агента, учитывая что в сообщении минимальная информационная единица, это факт. варианты: </text:p>
      <text:list xml:id="list2042759968" text:style-name="L1">
        <text:list-item>
          <text:list>
            <text:list-item>
              <text:p text:style-name="P3">реификация для передаваемого содержимого – SPO, хэш</text:p>
              <text:p text:style-name="P3">+ открытость данных для общей области видимости</text:p>
              <text:p text:style-name="P3">- могут конфликтовать с фактами из других сообщения, если хранить сообщения в общем хранилище</text:p>
            </text:list-item>
          </text:list>
        </text:list-item>
      </text:list>
      <text:p text:style-name="P1"><text:tab/><text:tab/></text:p>
      <text:list xml:id="list2080915001" text:style-name="L2">
        <text:list-item>
          <text:list>
            <text:list-item>
              <text:p text:style-name="P4">закрытая строка</text:p>
              <text:p text:style-name="P4">- непрозрачность данных</text:p>
              <text:p text:style-name="P4">+ изолированность данных, можно хранить в общем хранилище сообщений<text:tab/></text:p>
            </text:list-item>
          </text:list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Таблица 1. Структура сообщения по FIPA ACL Message Structure Specification (http://www.fipa.org/specs/fipa00061/SC00061G.html)</text:p>
      <text:p text:style-name="P1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Элемент</text:p>
          </table:table-cell>
          <table:table-cell table:style-name="Table1.B1" office:value-type="string">
            <text:p text:style-name="P2">Описание</text:p>
          </table:table-cell>
        </table:table-row>
        <table:table-row>
          <table:table-cell table:style-name="Table1.A2" office:value-type="string">
            <text:p text:style-name="P1">Performative</text:p>
          </table:table-cell>
          <table:table-cell table:style-name="Table1.B2" office:value-type="string">
            <text:p text:style-name="P1">Тип сообщения</text:p>
          </table:table-cell>
        </table:table-row>
        <table:table-row>
          <table:table-cell table:style-name="Table1.A2" office:value-type="string">
            <text:p text:style-name="P8">Sender</text:p>
          </table:table-cell>
          <table:table-cell table:style-name="Table1.B2" office:value-type="string">
            <text:p text:style-name="P8">Отправитель сообщения</text:p>
          </table:table-cell>
        </table:table-row>
        <table:table-row>
          <table:table-cell table:style-name="Table1.A2" office:value-type="string">
            <text:p text:style-name="P8">Receiver</text:p>
          </table:table-cell>
          <table:table-cell table:style-name="Table1.B2" office:value-type="string">
            <text:p text:style-name="P8">Получатель сообщения</text:p>
          </table:table-cell>
        </table:table-row>
        <table:table-row>
          <table:table-cell table:style-name="Table1.A2" office:value-type="string">
            <text:p text:style-name="P8">Reply-to</text:p>
          </table:table-cell>
          <table:table-cell table:style-name="Table1.B2" office:value-type="string">
            <text:p text:style-name="P8">Адреса агентов, которым отправлять ответ</text:p>
          </table:table-cell>
        </table:table-row>
        <table:table-row>
          <table:table-cell table:style-name="Table1.A2" office:value-type="string">
            <text:p text:style-name="P6">Content</text:p>
          </table:table-cell>
          <table:table-cell table:style-name="Table1.B2" office:value-type="string">
            <text:p text:style-name="P6">Содержание сообщения</text:p>
          </table:table-cell>
        </table:table-row>
        <table:table-row>
          <table:table-cell table:style-name="Table1.A2" office:value-type="string">
            <text:p text:style-name="P1">Language</text:p>
          </table:table-cell>
          <table:table-cell table:style-name="Table1.B2" office:value-type="string">
            <text:p text:style-name="P1">Язык кодирования сообщения</text:p>
          </table:table-cell>
        </table:table-row>
        <table:table-row>
          <table:table-cell table:style-name="Table1.A2" office:value-type="string">
            <text:p text:style-name="P1">Encoding</text:p>
          </table:table-cell>
          <table:table-cell table:style-name="Table1.B2" office:value-type="string">
            <text:p text:style-name="P1">Кодировка содержания сообщения</text:p>
          </table:table-cell>
        </table:table-row>
        <table:table-row>
          <table:table-cell table:style-name="Table1.A2" office:value-type="string">
            <text:p text:style-name="P8">Ontology</text:p>
          </table:table-cell>
          <table:table-cell table:style-name="Table1.B2" office:value-type="string">
            <text:p text:style-name="P8">Онтология, используемая для интерпретации сообщения</text:p>
          </table:table-cell>
        </table:table-row>
        <table:table-row>
          <table:table-cell table:style-name="Table1.A2" office:value-type="string">
            <text:p text:style-name="P1">Protocol</text:p>
          </table:table-cell>
          <table:table-cell table:style-name="Table1.B2" office:value-type="string">
            <text:p text:style-name="P1">Протокол взаимодействия агентов</text:p>
          </table:table-cell>
        </table:table-row>
        <table:table-row>
          <table:table-cell table:style-name="Table1.A2" office:value-type="string">
            <text:p text:style-name="P8">Conversation-id</text:p>
          </table:table-cell>
          <table:table-cell table:style-name="Table1.B2" office:value-type="string">
            <text:p text:style-name="P8">Идентификатор группы связанных сообщений</text:p>
          </table:table-cell>
        </table:table-row>
        <table:table-row>
          <table:table-cell table:style-name="Table1.A2" office:value-type="string">
            <text:p text:style-name="P8">Reply-with</text:p>
          </table:table-cell>
          <table:table-cell table:style-name="Table1.B2" office:value-type="string">
            <text:p text:style-name="P8">Строка, идентифицирующая сообщение</text:p>
          </table:table-cell>
        </table:table-row>
        <table:table-row>
          <table:table-cell table:style-name="Table1.A2" office:value-type="string">
            <text:p text:style-name="P8">In-reply-to</text:p>
          </table:table-cell>
          <table:table-cell table:style-name="Table1.B2" office:value-type="string">
            <text:p text:style-name="P8">Строка, идентифицирующая сообщение соответствует параметру reply-with при ответе на сообщение</text:p>
          </table:table-cell>
        </table:table-row>
        <table:table-row>
          <table:table-cell table:style-name="Table1.A2" office:value-type="string">
            <text:p text:style-name="P8">Reply-by</text:p>
          </table:table-cell>
          <table:table-cell table:style-name="Table1.B2" office:value-type="string">
            <text:p text:style-name="P8">Время, к которому необходимо получить ответ</text:p>
          </table:table-cell>
        </table:table-row>
        <text:soft-page-break/>
        <table:table-row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P9"/>
          </table:table-cell>
        </table:table-row>
      </table:table>
      <text:p text:style-name="P1"/>
      <text:p text:style-name="P7">*выделенные элементы таблицы, считаю следует заимствовать.</text:p>
      <text:p text:style-name="P1"/>
      <text:p text:style-name="P1"/>
      <text:p text:style-name="P1"/>
      <text:p text:style-name="P1">n3: http://www.w3.org/TeamSubmission/turtle/</text:p>
      <text:p text:style-name="P1"></text:p>
      <text:p text:style-name="P1"></text:p>
      <text:p text:style-name="P1">для пакетной передачи следует отделять факты содержащиеся в одном сообщении от фактов в другого сообщении</text:p>
      <text:p text:style-name="P1"></text:p>
      <text:p text:style-name="P1"></text:p>
      <text:p text:style-name="P1"></text:p>
      <text:p text:style-name="P1">комманды:</text:p>
      <text:p text:style-name="P1"></text:p>
      <text:p text:style-name="P1">---------------------------------------------------------------------------------------------------------------</text:p>
      <text:p text:style-name="P1">получить тикет</text:p>
      <text:p text:style-name="P1"></text:p>
      <text:p text:style-name="P1">аргументы:</text:p>
      <text:p text:style-name="P1"><text:s text:c="4"/>- credential - хэш пароля</text:p>
      <text:p text:style-name="P1"></text:p>
      <text:p text:style-name="P1">доступ: доступно всем</text:p>
      <text:p text:style-name="P1"></text:p>
      <text:p text:style-name="P1">пример:</text:p>
      <text:p text:style-name="P1"></text:p>
      <text:p text:style-name="P1">INPUT</text:p>
      <text:p text:style-name="P1">{</text:p>
      <text:p text:style-name="P1"><text:s text:c="4"/>id-command:123456 </text:p>
      <text:p text:style-name="P1"><text:s text:c="4"/><text:tab/>cmd:command cmd:get-ticket;</text:p>
      <text:p text:style-name="P1"><text:tab/>cmd:args</text:p>
      <text:p text:style-name="P1"><text:tab/><text:tab/>[</text:p>
      <text:p text:style-name="P1"><text:tab/><text:tab/>auth:login "sender-uuid";</text:p>
      <text:p text:style-name="P1"><text:tab/><text:tab/>auth:credential "FdffeERtJjQ"</text:p>
      <text:p text:style-name="P1"><text:tab/><text:tab/>].</text:p>
      <text:p text:style-name="P1">}</text:p>
      <text:p text:style-name="P1">OUTPUT</text:p>
      <text:p text:style-name="P1">{</text:p>
      <text:p text:style-name="P1"><text:s text:c="4"/>id-command:123456 cms:status ok </text:p>
      <text:p text:style-name="P1"><text:s text:c="4"/>cmd:result </text:p>
      <text:p text:style-name="P1"><text:tab/>[</text:p>
      <text:p text:style-name="P1"><text:tab/>auth:ticket "123456-64743-32463-357-346"</text:p>
      <text:p text:style-name="P1"><text:tab/>].</text:p>
      <text:p text:style-name="P1">}</text:p>
      <text:p text:style-name="P1"></text:p>
      <text:p text:style-name="P1">---------------------------------------------------------------------------------------------------------------</text:p>
      <text:p text:style-name="P1">получить граф по шаблону с учетом прав доступа</text:p>
      <text:p text:style-name="P1"></text:p>
      <text:p text:style-name="P1"><text:soft-page-break/>аргументы:</text:p>
      <text:p text:style-name="P1"><text:s text:c="4"/>- список шаблонов для сопоставления </text:p>
      <text:p text:style-name="P1"></text:p>
      <text:p text:style-name="P1">доступ: доступно всем</text:p>
      <text:p text:style-name="P1"></text:p>
      <text:p text:style-name="P1">примечание: </text:p>
      <text:p text:style-name="P1"><text:s text:c="4"/>в данном примере будет выданны все графы принадлежащие онтологии с именем "gost19"</text:p>
      <text:p text:style-name="P1"><text:s text:c="4"/>для получения списка онтологий следует сделать так:</text:p>
      <text:p text:style-name="P1"><text:tab/><text:tab/>onto:template</text:p>
      <text:p text:style-name="P1"><text:tab/><text:tab/> <text:s text:c="3"/>[ </text:p>
      <text:p text:style-name="P1"><text:tab/><text:tab/> <text:s text:c="3"/>onto:name *.</text:p>
      <text:p text:style-name="P1"><text:tab/><text:tab/> <text:s text:c="3"/>];<text:tab/><text:tab/></text:p>
      <text:p text:style-name="P1"><text:s text:c="4"/></text:p>
      <text:p text:style-name="P1"><text:s text:c="4"/></text:p>
      <text:p text:style-name="P1">пример:</text:p>
      <text:p text:style-name="P1"></text:p>
      <text:p text:style-name="P1">INPUT</text:p>
      <text:p text:style-name="P1">{</text:p>
      <text:p text:style-name="P1"><text:s text:c="4"/>id-command:123457 </text:p>
      <text:p text:style-name="P1"><text:tab/>cmd:command cmd:get-onto;</text:p>
      <text:p text:style-name="P1"><text:tab/>cmd:from "sender-uuid";</text:p>
      <text:p text:style-name="P1"><text:tab/>cmd:ticket "12345-67890-4322-132345-56754";</text:p>
      <text:p text:style-name="P1"><text:tab/>cmd:args</text:p>
      <text:p text:style-name="P1"><text:tab/><text:tab/>[</text:p>
      <text:p text:style-name="P1"><text:tab/><text:tab/>graph:template</text:p>
      <text:p text:style-name="P1"><text:tab/><text:tab/> <text:s text:c="3"/>[ </text:p>
      <text:p text:style-name="P1"><text:tab/><text:tab/> <text:s text:c="3"/>onto:name "gost19".</text:p>
      <text:p text:style-name="P1"><text:tab/><text:tab/> <text:s text:c="3"/>onto:graph *.<text:tab/><text:tab/><text:tab/> <text:s text:c="3"/></text:p>
      <text:p text:style-name="P1"><text:tab/><text:tab/> <text:s text:c="3"/>];<text:tab/><text:tab/></text:p>
      <text:p text:style-name="P1"><text:tab/><text:tab/>] <text:s text:c="3"/></text:p>
      <text:p text:style-name="P1">}</text:p>
      <text:p text:style-name="P1">OUTPUT</text:p>
      <text:p text:style-name="P1">{</text:p>
      <text:p text:style-name="P1"></text:p>
      <text:p text:style-name="P1">} <text:s/></text:p>
      <text:p text:style-name="P1"></text:p>
      <text:p text:style-name="P1">---------------------------------------------------------------------------------------------------------------</text:p>
      <text:p text:style-name="P1">загрузить новый граф</text:p>
      <text:p text:style-name="P1"></text:p>
      <text:p text:style-name="P1">аргументы:</text:p>
      <text:p text:style-name="P1"><text:s text:c="4"/>- сохраняемые факты - все кроме субьекта id-command:xxxx и субьектов right:xxxx</text:p>
      <text:p text:style-name="P1"><text:s text:c="4"/>- сразу могут быть сохранены ACL права на субьекты</text:p>
      <text:p text:style-name="P1"></text:p>
      <text:p text:style-name="P1">доступ: перезаписывать <text:s text:c="4"/></text:p>
      <text:p text:style-name="P1"></text:p>
      <text:p text:style-name="P1">пример:</text:p>
      <text:p text:style-name="P1">INPUT</text:p>
      <text:p text:style-name="P1">{</text:p>
      <text:p text:style-name="P1"><text:soft-page-break/><text:s text:c="4"/>id-command:123457 </text:p>
      <text:p text:style-name="P1"><text:tab/>cmd:command cmd:put;</text:p>
      <text:p text:style-name="P1"><text:tab/>cmd:from "sender-uuid";</text:p>
      <text:p text:style-name="P1"><text:tab/>cmd:ticket "12345-67890-4322-132345-56754";</text:p>
      <text:p text:style-name="P1"></text:p>
      <text:p text:style-name="P1"><text:s text:c="4"/>rights:</text:p>
      <text:p text:style-name="P1"><text:tab/><text:tab/></text:p>
      <text:p text:style-name="P1"><text:s text:c="4"/>gost19:externalIdentifer</text:p>
      <text:p text:style-name="P1"><text:s text:c="4"/><text:tab/>rdf:type owl:DatatypeProperty ;</text:p>
      <text:p text:style-name="P1"><text:s text:c="4"/><text:tab/>rdfs:subPropertyOf dc:identifier .</text:p>
      <text:p text:style-name="P1"></text:p>
      <text:p text:style-name="P1"><text:s text:c="4"/>swrc:Organization</text:p>
      <text:p text:style-name="P1"><text:s text:c="4"/><text:tab/>rdfs:subClassOf</text:p>
      <text:p text:style-name="P1"><text:s text:c="6"/><text:tab/><text:tab/>[ </text:p>
      <text:p text:style-name="P1"><text:s text:c="6"/><text:tab/><text:tab/>rdf:type owl:Restriction ;</text:p>
      <text:p text:style-name="P1"><text:s text:c="12"/><text:tab/>owl:allValuesFrom xsd:string ;</text:p>
      <text:p text:style-name="P1"><text:s text:c="12"/><text:tab/>owl:onProperty swrc:name</text:p>
      <text:p text:style-name="P1"><text:s text:c="6"/><text:tab/><text:tab/>] .</text:p>
      <text:p text:style-name="P1">}</text:p>
      <text:p text:style-name="P1">OUTPUT</text:p>
      <text:p text:style-name="P1">{</text:p>
      <text:p text:style-name="P1"><text:s text:c="4"/>id-command:123457 cmd:status ok.</text:p>
      <text:p text:style-name="P1">}</text:p>
      <text:p text:style-name="P1"></text:p>
      <text:p text:style-name="P1"></text:p>
      <text:p text:style-name="P1">-----------</text:p>
      <text:p text:style-name="P1">ядро понимает операции put, get и знает о онтологии ACLS(для работы с правами), ?SWRC(Person)</text:p>
      <text:p text:style-name="P1"></text:p>
      <text:p text:style-name="P1">до выполнения операции производится проверка на доступность ее пользователю</text:p>
      <text:p text:style-name="P1">доступность операции так-же может зависить от содержимого сохраняемого или запрашиваемого</text:p>
      <text:p text:style-name="P1"></text:p>
      <text:p text:style-name="P1"></text:p>
      <text:p text:style-name="P1"></text:p>
      <text:p text:style-name="P1">1. права назначаются на субьектов ([S]po)</text:p>
      <text:p text:style-name="P1">2. охраняемый субьект должен быть типа rdfs:Resource</text:p>
      <text:p text:style-name="P1"></text:p>
      <text:p text:style-name="P1"><text:tab/>pacahon:Put a pacahon:Command ;</text:p>
      <text:p text:style-name="P1"></text:p>
      <text:p text:style-name="P1">3. субьект которому выдаются права должен получить тип acl:Identity</text:p>
      <text:p text:style-name="P1"><text:s text:c="4"/>пример:</text:p>
      <text:p text:style-name="P1"></text:p>
      <text:p text:style-name="P1"><text:tab/>:Christian a foaf:Person ;</text:p>
      <text:p text:style-name="P1"><text:tab/> <text:s text:c="3"/>a acl:Identity ;</text:p>
      <text:p text:style-name="P1"><text:tab/></text:p>
      <text:p text:style-name="P1">4. далее можно установить права</text:p>
      <text:p text:style-name="P1"><text:s text:c="4"/>пример:</text:p>
      <text:p text:style-name="P1"></text:p>
      <text:p text:style-name="P1"><text:tab/>:AccessRule1 a acl:ResourceAccessRule ;</text:p>
      <text:p text:style-name="P1"><text:soft-page-break/><text:tab/> <text:s text:c="3"/>rdfs:label "Access Privilege" ;</text:p>
      <text:p text:style-name="P1"><text:tab/> <text:s text:c="3"/>rdfs:comment "Represents the privilege to execute command Put" ;</text:p>
      <text:p text:style-name="P1"><text:tab/> <text:s text:c="3"/>acl:hasAccessTo pacahon:Put ;</text:p>
      <text:p text:style-name="P1"><text:tab/> <text:s text:c="3"/>acl:access "execute" ;</text:p>
      <text:p text:style-name="P1"><text:tab/> <text:s text:c="3"/>acl:acessor :Christian, :Michele ;</text:p>
      <text:p text:style-name="P1"><text:tab/> <text:s text:c="3"/>acl:creator :Ivan .</text:p>
      <text:p text:style-name="P1"></text:p>
      <text:p text:style-name="P1">PUT:</text:p>
      <text:p text:style-name="P1">нужна возможность задать шаблон для сохраняемого содержимого, либо это вычисляемые права?</text:p>
      <text:p text:style-name="P1"></text:p>
      <text:p text:style-name="P1"></text:p>
      <text:p text:style-name="P1"></text:p>
      <text:p text:style-name="P1"></text:p>
      <text:p text:style-name="P1">* операции должны быть перечислены как субьекты : put, get, ... </text:p>
      <text:p text:style-name="P1">*</text:p>
      <text:p text:style-name="P1">* права на доступ к субьектам, без изменений сохраняются в хранилище</text:p>
      <text:p text:style-name="P1">* должны быть ограничения на установку и модификацию прав пользователями</text:p>
      <text:p text:style-name="P1">* при сохранении фактов можно сразу установить любые права на субьектов без ограничений</text:p>
      <text:p text:style-name="P1">*</text:p>
      <text:p text:style-name="P1"></text:p>
      <text:p text:style-name="P1"></text:p>
      <text:p text:style-name="P1"></text:p>
      <text:p text:style-name="P1"></text:p>
      <text:p text:style-name="P1"></text:p>
      <text:p text:style-name="P1"></text:p>
      <text:p text:style-name="P1">---------------------------------------------------------------------------------------------------------------</text:p>
      <text:p text:style-name="P1">установить права на узлы графа</text:p>
      <text:p text:style-name="P1">аргументы:</text:p>
      <text:p text:style-name="P1"></text:p>
      <text:p text:style-name="P1">доступ:</text:p>
      <text:p text:style-name="P1">права на операции</text:p>
      <text:p text:style-name="P1"></text:p>
      <text:p text:style-name="P1">пример:</text:p>
      <text:p text:style-name="P1"></text:p>
      <text:p text:style-name="P1">INPUT</text:p>
      <text:p text:style-name="P1">{</text:p>
      <text:p text:style-name="P1"><text:s text:c="4"/>id-command:123457 </text:p>
      <text:p text:style-name="P1"><text:tab/>cmd:command cmd:set_rights;</text:p>
      <text:p text:style-name="P1"><text:tab/>cmd:from "sender-uuid";</text:p>
      <text:p text:style-name="P1"><text:tab/>cmd:ticket "12345-67890-4322-132345-56754";</text:p>
      <text:p text:style-name="P1"><text:tab/>cmd:args</text:p>
      <text:p text:style-name="P1"><text:tab/><text:tab/>[</text:p>
      <text:p text:style-name="P1"><text:tab/><text:tab/></text:p>
      <text:p text:style-name="P1"><text:tab/><text:tab/>] <text:s/></text:p>
      <text:p text:style-name="P1"><text:tab/></text:p>
      <text:p text:style-name="P1"><text:tab/><text:tab/></text:p>
      <text:p text:style-name="P1">}</text:p>
      <text:p text:style-name="P1">OUTPUT</text:p>
      <text:p text:style-name="P1"><text:soft-page-break/>{</text:p>
      <text:p text:style-name="P1"></text:p>
      <text:p text:style-name="P1">} <text:s/></text:p>
      <text:p text:style-name="P1"></text:p>
      <text:p text:style-name="P1">---------------------------------------------------------------------------------------------------------------</text:p>
      <text:p text:style-name="P1">начать транзакцию</text:p>
      <text:p text:style-name="P1"></text:p>
      <text:p text:style-name="P1">описание:</text:p>
      <text:p text:style-name="P1">начинает транзакцию и возвращает UID новой транзакции, которым следует маркировать требуемые команды</text:p>
      <text:p text:style-name="P1">команды находящиеся в рамках транзакции выполняются? сохраняются?</text:p>
      <text:p text:style-name="P1"></text:p>
      <text:p text:style-name="P1">аргументы:</text:p>
      <text:p text:style-name="P1"></text:p>
      <text:p text:style-name="P1">доступ:</text:p>
      <text:p text:style-name="P1"></text:p>
      <text:p text:style-name="P1">пример:</text:p>
      <text:p text:style-name="P1"></text:p>
      <text:p text:style-name="P1">INPUT</text:p>
      <text:p text:style-name="P1">{</text:p>
      <text:p text:style-name="P1"><text:s text:c="4"/>id-command:123457 </text:p>
      <text:p text:style-name="P1"><text:tab/>cmd:command cmd:begin_transaction;</text:p>
      <text:p text:style-name="P1"><text:tab/>cmd:from "sender-uuid";</text:p>
      <text:p text:style-name="P1"><text:tab/>cmd:ticket "12345-67890-4322-132345-56754";</text:p>
      <text:p text:style-name="P1">}</text:p>
      <text:p text:style-name="P1">OUTPUT</text:p>
      <text:p text:style-name="P1">{</text:p>
      <text:p text:style-name="P1"><text:s text:c="4"/>id-command:123457 cmd:status ok.</text:p>
      <text:p text:style-name="P1"><text:s text:c="4"/>cmd:result </text:p>
      <text:p text:style-name="P1"><text:tab/>[</text:p>
      <text:p text:style-name="P1"><text:tab/>transaction:uid "123456-64743-32463-357-346"</text:p>
      <text:p text:style-name="P1"><text:tab/>].</text:p>
      <text:p text:style-name="P1"><text:s text:c="4"/></text:p>
      <text:p text:style-name="P1">} <text:s/></text:p>
      <text:p text:style-name="P1"></text:p>
      <text:p text:style-name="P1">---------------------------------------------------------------------------------------------------------------</text:p>
      <text:p text:style-name="P1">завершить транзакцию</text:p>
      <text:p text:style-name="P1"></text:p>
      <text:p text:style-name="P1">описание:</text:p>
      <text:p text:style-name="P1">применяет накопленные комманды относящиеся к указанной транзакции</text:p>
      <text:p text:style-name="P1"></text:p>
      <text:p text:style-name="P1">аргументы:</text:p>
      <text:p text:style-name="P1"></text:p>
      <text:p text:style-name="P1">доступ:</text:p>
      <text:p text:style-name="P1"></text:p>
      <text:p text:style-name="P1">пример:</text:p>
      <text:p text:style-name="P1"></text:p>
      <text:p text:style-name="P1">INPUT</text:p>
      <text:p text:style-name="P1"><text:soft-page-break/>{</text:p>
      <text:p text:style-name="P1"><text:s text:c="4"/>id-command:123457 </text:p>
      <text:p text:style-name="P1"><text:tab/>cmd:command cmd:commit_transaction;</text:p>
      <text:p text:style-name="P1"><text:tab/>cmd:from "sender-uuid";</text:p>
      <text:p text:style-name="P1"><text:tab/>cmd:ticket "12345-67890-4322-132345-56754";</text:p>
      <text:p text:style-name="P1">}</text:p>
      <text:p text:style-name="P1">OUTPUT</text:p>
      <text:p text:style-name="P1">{</text:p>
      <text:p text:style-name="P1"><text:s text:c="4"/>id-command:123457 cmd:status ok.</text:p>
      <text:p text:style-name="P1">} <text:s/></text:p>
      <text:p text:style-name="P1"/>
      <text:p text:style-name="P1"/>
      <text:p text:style-name="P1"/>
      <text:p text:style-name="P1"/>
      <text:p text:style-name="P1">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Lohit Bengali" svg:font-family="'Lohit Bengali'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itiu </meta:initial-creator>
    <meta:creation-date>2010-10-28T17:13:59</meta:creation-date>
    <dc:date>2010-10-28T19:29:32</dc:date>
    <dc:creator>itiu </dc:creator>
    <meta:editing-duration>PT02H00M12S</meta:editing-duration>
    <meta:editing-cycles>12</meta:editing-cycles>
    <meta:generator>OpenOffice.org/3.2$Linux OpenOffice.org_project/320m12$Build-9483</meta:generator>
    <meta:document-statistic meta:table-count="1" meta:image-count="0" meta:object-count="0" meta:page-count="8" meta:paragraph-count="286" meta:word-count="647" meta:character-count="6425"/>
  </office:meta>
</office:document-meta>
</file>